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Elevation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office:value-type="string" calcext:value-type="string">
            <text:p>G Sat</text:p>
          </table:table-cell>
          <table:table-cell table:style-name="ce3" office:value-type="float" office:value="10.03" calcext:value-type="float">
            <text:p>10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378000" calcext:value-type="float">
            <text:p>6378000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Orbit</text:p>
          </table:table-cell>
          <table:table-cell office:value-type="string" calcext:value-type="string">
            <text:p>Freiraumdämpfung</text:p>
          </table:table-cell>
          <table:table-cell table:number-columns-repeated="2"/>
          <table:table-cell office:value-type="string" calcext:value-type="string">
            <text:p>Schrägentfernung</text:p>
          </table:table-cell>
          <table:table-cell/>
          <table:table-cell office:value-type="string" calcext:value-type="string">
            <text:p>Antennen Gain</text:p>
          </table:table-cell>
          <table:table-cell/>
          <table:table-cell office:value-type="string" calcext:value-type="string">
            <text:p>Gain sende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EB/N0</text:p>
          </table:table-cell>
          <table:table-cell/>
          <table:table-cell office:value-type="string" calcext:value-type="string">
            <text:p>Margin </text:p>
          </table:table-cell>
        </table:table-row>
        <table:table-row table:style-name="ro1">
          <table:table-cell office:value-type="string" calcext:value-type="string">
            <text:p>epsilon</text:p>
          </table:table-cell>
          <table:table-cell table:formula="of:=(90-[.B1])/360*2*PI()" office:value-type="float" office:value="1.46607657167524" calcext:value-type="float">
            <text:p>1.4660765717</text:p>
          </table:table-cell>
          <table:table-cell office:value-type="float" office:value="0" calcext:value-type="float">
            <text:p>0</text:p>
          </table:table-cell>
          <table:table-cell table:formula="of:=([.$B$4]+[.C3])*1000" office:value-type="float" office:value="6878000" calcext:value-type="float">
            <text:p>6878000</text:p>
          </table:table-cell>
          <table:table-cell table:formula="of:=10*LOG((4*PI()*[.H3]/[.$B$5])*(4*PI()*[.H3]/[.$B$5]);10)" office:value-type="float" office:value="158.459734955534" calcext:value-type="float">
            <text:p>158.4597349555</text:p>
          </table:table-cell>
          <table:table-cell table:number-columns-repeated="2"/>
          <table:table-cell table:formula="of:=SQRT(([.$B$2]*COS([.$B$3]))*([.$B$2]*COS([.$B$3])) + ([.D3]*[.D3]-[.$B$2]*[.$B$2])) - [.$B$2]*COS([.$B$3])" office:value-type="float" office:value="1992728.22448109" calcext:value-type="float">
            <text:p>1992728.22448109</text:p>
          </table:table-cell>
          <table:table-cell/>
          <table:table-cell table:formula="of:=10*LOG(0.6*(PI()*2.6/[.$B$5])*(PI()*2.6/[.$B$5]);10)" office:value-type="float" office:value="26.5105531506469" calcext:value-type="float">
            <text:p>26.5105531506</text:p>
          </table:table-cell>
          <table:table-cell/>
          <table:table-cell office:value-type="string" calcext:value-type="string">
            <text:p>loss sende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formula="of:=[.$M$1]+[.$J$3]-[.$M$4]-[.$M$3]-[.$M$2]-[.$E3]-[.$M$9]-[.$M$8]-[.$M$7]" office:value-type="float" office:value="1.84778977623082" calcext:value-type="float">
            <text:p>1.8477897762</text:p>
          </table:table-cell>
          <table:table-cell/>
          <table:table-cell table:formula="of:=[.O3]-10.6" office:value-type="float" office:value="-8.75221022376918" calcext:value-type="float">
            <text:p>-8.7522102238</text:p>
          </table:table-cell>
        </table:table-row>
        <table:table-row table:style-name="ro1">
          <table:table-cell office:value-type="string" calcext:value-type="string">
            <text:p>r0</text:p>
          </table:table-cell>
          <table:table-cell office:value-type="float" office:value="6878" calcext:value-type="float">
            <text:p>6878</text:p>
          </table:table-cell>
          <table:table-cell office:value-type="float" office:value="10" calcext:value-type="float">
            <text:p>10</text:p>
          </table:table-cell>
          <table:table-cell table:formula="of:=([.$B$4]+[.C4])*1000" office:value-type="float" office:value="6888000" calcext:value-type="float">
            <text:p>6888000</text:p>
          </table:table-cell>
          <table:table-cell table:formula="of:=10*LOG((4*PI()*[.H4]/[.$B$5])*(4*PI()*[.H4]/[.$B$5]);10)" office:value-type="float" office:value="158.571284759828" calcext:value-type="float">
            <text:p>158.5712847598</text:p>
          </table:table-cell>
          <table:table-cell table:number-columns-repeated="2"/>
          <table:table-cell table:formula="of:=SQRT(([.$B$2]*COS([.$B$3]))*([.$B$2]*COS([.$B$3])) + ([.D4]*[.D4]-[.$B$2]*[.$B$2])) - [.$B$2]*COS([.$B$3])" office:value-type="float" office:value="2018485.1669233" calcext:value-type="float">
            <text:p>2018485.1669233</text:p>
          </table:table-cell>
          <table:table-cell table:number-columns-repeated="3"/>
          <table:table-cell office:value-type="string" calcext:value-type="string">
            <text:p>loss Antenne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formula="of:=[.$M$1]+[.$J$3]-[.$M$4]-[.$M$3]-[.$M$2]-[.$E4]-[.$M$9]-[.$M$8]-[.$M$7]" office:value-type="float" office:value="1.7362399719366" calcext:value-type="float">
            <text:p>1.7362399719</text:p>
          </table:table-cell>
          <table:table-cell/>
          <table:table-cell table:formula="of:=[.O4]-10.6" office:value-type="float" office:value="-8.8637600280634" calcext:value-type="float">
            <text:p>-8.8637600281</text:p>
          </table:table-cell>
        </table:table-row>
        <table:table-row table:style-name="ro1">
          <table:table-cell office:value-type="string" calcext:value-type="string">
            <text:p>Wellenlänge</text:p>
          </table:table-cell>
          <table:table-cell office:value-type="float" office:value="0.299" calcext:value-type="float">
            <text:p>0.299</text:p>
          </table:table-cell>
          <table:table-cell office:value-type="float" office:value="20" calcext:value-type="float">
            <text:p>20</text:p>
          </table:table-cell>
          <table:table-cell table:formula="of:=([.$B$4]+[.C5])*1000" office:value-type="float" office:value="6898000" calcext:value-type="float">
            <text:p>6898000</text:p>
          </table:table-cell>
          <table:table-cell table:formula="of:=10*LOG((4*PI()*[.H5]/[.$B$5])*(4*PI()*[.H5]/[.$B$5]);10)" office:value-type="float" office:value="158.680536963308" calcext:value-type="float">
            <text:p>158.6805369633</text:p>
          </table:table-cell>
          <table:table-cell table:number-columns-repeated="2"/>
          <table:table-cell table:formula="of:=SQRT(([.$B$2]*COS([.$B$3]))*([.$B$2]*COS([.$B$3])) + ([.D5]*[.D5]-[.$B$2]*[.$B$2])) - [.$B$2]*COS([.$B$3])" office:value-type="float" office:value="2044034.26822049" calcext:value-type="float">
            <text:p>2044034.26822049</text:p>
          </table:table-cell>
          <table:table-cell table:number-columns-repeated="4"/>
          <table:table-cell table:style-name="ce3"/>
          <table:table-cell/>
          <table:table-cell table:formula="of:=[.$M$1]+[.$J$3]-[.$M$4]-[.$M$3]-[.$M$2]-[.$E5]-[.$M$9]-[.$M$8]-[.$M$7]" office:value-type="float" office:value="1.62698776845729" calcext:value-type="float">
            <text:p>1.6269877685</text:p>
          </table:table-cell>
          <table:table-cell table:style-name="ce4"/>
          <table:table-cell table:formula="of:=[.O5]-10.6" office:value-type="float" office:value="-8.97301223154271" calcext:value-type="float">
            <text:p>-8.9730122315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([.$B$4]+[.C6])*1000" office:value-type="float" office:value="6908000" calcext:value-type="float">
            <text:p>6908000</text:p>
          </table:table-cell>
          <table:table-cell table:formula="of:=10*LOG((4*PI()*[.H6]/[.$B$5])*(4*PI()*[.H6]/[.$B$5]);10)" office:value-type="float" office:value="158.78758413228" calcext:value-type="float">
            <text:p>158.7875841323</text:p>
          </table:table-cell>
          <table:table-cell table:number-columns-repeated="2"/>
          <table:table-cell table:formula="of:=SQRT(([.$B$2]*COS([.$B$3]))*([.$B$2]*COS([.$B$3])) + ([.D6]*[.D6]-[.$B$2]*[.$B$2])) - [.$B$2]*COS([.$B$3])" office:value-type="float" office:value="2069381.35078068" calcext:value-type="float">
            <text:p>2069381.35078068</text:p>
          </table:table-cell>
          <table:table-cell table:number-columns-repeated="4"/>
          <table:table-cell table:style-name="ce3"/>
          <table:table-cell/>
          <table:table-cell table:formula="of:=[.$M$1]+[.$J$3]-[.$M$4]-[.$M$3]-[.$M$2]-[.$E6]-[.$M$9]-[.$M$8]-[.$M$7]" office:value-type="float" office:value="1.51994059948509" calcext:value-type="float">
            <text:p>1.5199405995</text:p>
          </table:table-cell>
          <table:table-cell/>
          <table:table-cell table:formula="of:=[.O6]-10.6" office:value-type="float" office:value="-9.08005940051491" calcext:value-type="float">
            <text:p>-9.0800594005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([.$B$4]+[.C7])*1000" office:value-type="float" office:value="6918000" calcext:value-type="float">
            <text:p>6918000</text:p>
          </table:table-cell>
          <table:table-cell table:formula="of:=10*LOG((4*PI()*[.H7]/[.$B$5])*(4*PI()*[.H7]/[.$B$5]);10)" office:value-type="float" office:value="158.892513419687" calcext:value-type="float">
            <text:p>158.8925134197</text:p>
          </table:table-cell>
          <table:table-cell table:number-columns-repeated="2"/>
          <table:table-cell table:formula="of:=SQRT(([.$B$2]*COS([.$B$3]))*([.$B$2]*COS([.$B$3])) + ([.D7]*[.D7]-[.$B$2]*[.$B$2])) - [.$B$2]*COS([.$B$3])" office:value-type="float" office:value="2094531.97801526" calcext:value-type="float">
            <text:p>2094531.97801526</text:p>
          </table:table-cell>
          <table:table-cell table:number-columns-repeated="3"/>
          <table:table-cell office:value-type="string" calcext:value-type="string">
            <text:p>TS</text:p>
          </table:table-cell>
          <table:table-cell table:style-name="ce3" table:formula="of:=10*LOG(180;10)" office:value-type="float" office:value="22.5527250510331" calcext:value-type="float">
            <text:p>22.552725051</text:p>
          </table:table-cell>
          <table:table-cell/>
          <table:table-cell table:formula="of:=[.$M$1]+[.$J$3]-[.$M$4]-[.$M$3]-[.$M$2]-[.$E7]-[.$M$9]-[.$M$8]-[.$M$7]" office:value-type="float" office:value="1.4150113120784" calcext:value-type="float">
            <text:p>1.4150113121</text:p>
          </table:table-cell>
          <table:table-cell/>
          <table:table-cell table:formula="of:=[.O7]-10.6" office:value-type="float" office:value="-9.18498868792161" calcext:value-type="float">
            <text:p>-9.1849886879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([.$B$4]+[.C8])*1000" office:value-type="float" office:value="6928000" calcext:value-type="float">
            <text:p>6928000</text:p>
          </table:table-cell>
          <table:table-cell table:formula="of:=10*LOG((4*PI()*[.H8]/[.$B$5])*(4*PI()*[.H8]/[.$B$5]);10)" office:value-type="float" office:value="158.995406975723" calcext:value-type="float">
            <text:p>158.9954069757</text:p>
          </table:table-cell>
          <table:table-cell table:number-columns-repeated="2"/>
          <table:table-cell table:formula="of:=SQRT(([.$B$2]*COS([.$B$3]))*([.$B$2]*COS([.$B$3])) + ([.D8]*[.D8]-[.$B$2]*[.$B$2])) - [.$B$2]*COS([.$B$3])" office:value-type="float" office:value="2119491.47010097" calcext:value-type="float">
            <text:p>2119491.47010097</text:p>
          </table:table-cell>
          <table:table-cell table:number-columns-repeated="3"/>
          <table:table-cell table:style-name="ce3" office:value-type="string" calcext:value-type="string">
            <text:p>R</text:p>
          </table:table-cell>
          <table:table-cell table:style-name="ce3" table:formula="of:=10*LOG(2*3*10000000;10)" office:value-type="float" office:value="77.7815125038364" calcext:value-type="float">
            <text:p>77.7815125038</text:p>
          </table:table-cell>
          <table:table-cell/>
          <table:table-cell table:formula="of:=[.$M$1]+[.$J$3]-[.$M$4]-[.$M$3]-[.$M$2]-[.$E8]-[.$M$9]-[.$M$8]-[.$M$7]" office:value-type="float" office:value="1.31211775604242" calcext:value-type="float">
            <text:p>1.312117756</text:p>
          </table:table-cell>
          <table:table-cell/>
          <table:table-cell table:formula="of:=[.O8]-10.6" office:value-type="float" office:value="-9.28788224395758" calcext:value-type="float">
            <text:p>-9.287882244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([.$B$4]+[.C9])*1000" office:value-type="float" office:value="6938000" calcext:value-type="float">
            <text:p>6938000</text:p>
          </table:table-cell>
          <table:table-cell table:formula="of:=10*LOG((4*PI()*[.H9]/[.$B$5])*(4*PI()*[.H9]/[.$B$5]);10)" office:value-type="float" office:value="159.096342320459" calcext:value-type="float">
            <text:p>159.0963423205</text:p>
          </table:table-cell>
          <table:table-cell table:number-columns-repeated="2"/>
          <table:table-cell table:formula="of:=SQRT(([.$B$2]*COS([.$B$3]))*([.$B$2]*COS([.$B$3])) + ([.D9]*[.D9]-[.$B$2]*[.$B$2])) - [.$B$2]*COS([.$B$3])" office:value-type="float" office:value="2144264.91853164" calcext:value-type="float">
            <text:p>2144264.91853164</text:p>
          </table:table-cell>
          <table:table-cell table:number-columns-repeated="3"/>
          <table:table-cell office:value-type="string" calcext:value-type="string">
            <text:p>Bolzmann</text:p>
          </table:table-cell>
          <table:table-cell table:formula="of:=10*LOG(1.38 * 1E-023;10)" office:value-type="float" office:value="-228.601209135988" calcext:value-type="float">
            <text:p>-228.601209136</text:p>
          </table:table-cell>
          <table:table-cell/>
          <table:table-cell table:formula="of:=[.$M$1]+[.$J$3]-[.$M$4]-[.$M$3]-[.$M$2]-[.$E9]-[.$M$9]-[.$M$8]-[.$M$7]" office:value-type="float" office:value="1.21118241130639" calcext:value-type="float">
            <text:p>1.2111824113</text:p>
          </table:table-cell>
          <table:table-cell/>
          <table:table-cell table:formula="of:=[.O9]-10.6" office:value-type="float" office:value="-9.38881758869361" calcext:value-type="float">
            <text:p>-9.3888175887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([.$B$4]+[.C10])*1000" office:value-type="float" office:value="6948000" calcext:value-type="float">
            <text:p>6948000</text:p>
          </table:table-cell>
          <table:table-cell table:formula="of:=10*LOG((4*PI()*[.H10]/[.$B$5])*(4*PI()*[.H10]/[.$B$5]);10)" office:value-type="float" office:value="159.195392682593" calcext:value-type="float">
            <text:p>159.1953926826</text:p>
          </table:table-cell>
          <table:table-cell table:number-columns-repeated="2"/>
          <table:table-cell table:formula="of:=SQRT(([.$B$2]*COS([.$B$3]))*([.$B$2]*COS([.$B$3])) + ([.D10]*[.D10]-[.$B$2]*[.$B$2])) - [.$B$2]*COS([.$B$3])" office:value-type="float" office:value="2168857.19957135" calcext:value-type="float">
            <text:p>2168857.19957135</text:p>
          </table:table-cell>
          <table:table-cell table:number-columns-repeated="4"/>
          <table:table-cell table:style-name="ce3"/>
          <table:table-cell/>
          <table:table-cell table:formula="of:=[.$M$1]+[.$J$3]-[.$M$4]-[.$M$3]-[.$M$2]-[.$E10]-[.$M$9]-[.$M$8]-[.$M$7]" office:value-type="float" office:value="1.11213204917177" calcext:value-type="float">
            <text:p>1.1121320492</text:p>
          </table:table-cell>
          <table:table-cell/>
          <table:table-cell table:formula="of:=[.O10]-10.6" office:value-type="float" office:value="-9.48786795082823" calcext:value-type="float">
            <text:p>-9.4878679508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([.$B$4]+[.C11])*1000" office:value-type="float" office:value="6958000" calcext:value-type="float">
            <text:p>6958000</text:p>
          </table:table-cell>
          <table:table-cell table:formula="of:=10*LOG((4*PI()*[.H11]/[.$B$5])*(4*PI()*[.H11]/[.$B$5]);10)" office:value-type="float" office:value="159.292627307948" calcext:value-type="float">
            <text:p>159.2926273079</text:p>
          </table:table-cell>
          <table:table-cell table:number-columns-repeated="2"/>
          <table:table-cell table:formula="of:=SQRT(([.$B$2]*COS([.$B$3]))*([.$B$2]*COS([.$B$3])) + ([.D11]*[.D11]-[.$B$2]*[.$B$2])) - [.$B$2]*COS([.$B$3])" office:value-type="float" office:value="2193272.98670856" calcext:value-type="float">
            <text:p>2193272.98670856</text:p>
          </table:table-cell>
          <table:table-cell table:number-columns-repeated="4"/>
          <table:table-cell table:style-name="ce3"/>
          <table:table-cell/>
          <table:table-cell table:formula="of:=[.$M$1]+[.$J$3]-[.$M$4]-[.$M$3]-[.$M$2]-[.$E11]-[.$M$9]-[.$M$8]-[.$M$7]" office:value-type="float" office:value="1.01489742381661" calcext:value-type="float">
            <text:p>1.0148974238</text:p>
          </table:table-cell>
          <table:table-cell/>
          <table:table-cell table:formula="of:=[.O11]-10.6" office:value-type="float" office:value="-9.58510257618339" calcext:value-type="float">
            <text:p>-9.5851025762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([.$B$4]+[.C12])*1000" office:value-type="float" office:value="6968000" calcext:value-type="float">
            <text:p>6968000</text:p>
          </table:table-cell>
          <table:table-cell table:formula="of:=10*LOG((4*PI()*[.H12]/[.$B$5])*(4*PI()*[.H12]/[.$B$5]);10)" office:value-type="float" office:value="159.388111740882" calcext:value-type="float">
            <text:p>159.3881117409</text:p>
          </table:table-cell>
          <table:table-cell table:number-columns-repeated="2"/>
          <table:table-cell table:formula="of:=SQRT(([.$B$2]*COS([.$B$3]))*([.$B$2]*COS([.$B$3])) + ([.D12]*[.D12]-[.$B$2]*[.$B$2])) - [.$B$2]*COS([.$B$3])" office:value-type="float" office:value="2217516.76220033" calcext:value-type="float">
            <text:p>2217516.76220033</text:p>
          </table:table-cell>
          <table:table-cell table:number-columns-repeated="4"/>
          <table:table-cell table:style-name="ce3"/>
          <table:table-cell/>
          <table:table-cell table:formula="of:=[.$M$1]+[.$J$3]-[.$M$4]-[.$M$3]-[.$M$2]-[.$E12]-[.$M$9]-[.$M$8]-[.$M$7]" office:value-type="float" office:value="0.919412990883263" calcext:value-type="float">
            <text:p>0.9194129909</text:p>
          </table:table-cell>
          <table:table-cell/>
          <table:table-cell table:formula="of:=[.O12]-10.6" office:value-type="float" office:value="-9.68058700911674" calcext:value-type="float">
            <text:p>-9.6805870091</text:p>
          </table:table-cell>
        </table:table-row>
        <table:table-row table:style-name="ro1">
          <table:table-cell table:number-columns-repeated="2"/>
          <table:table-cell table:style-name="ce1" office:value-type="float" office:value="100" calcext:value-type="float">
            <text:p>100</text:p>
          </table:table-cell>
          <table:table-cell table:style-name="ce2" table:formula="of:=([.$B$4]+[.C13])*1000" office:value-type="float" office:value="6978000" calcext:value-type="float">
            <text:p>6978000</text:p>
          </table:table-cell>
          <table:table-cell table:style-name="ce2" table:formula="of:=10*LOG((4*PI()*[.H13]/[.$B$5])*(4*PI()*[.H13]/[.$B$5]);10)" office:value-type="float" office:value="159.481908081409" calcext:value-type="float">
            <text:p>159.4819080814</text:p>
          </table:table-cell>
          <table:table-cell table:style-name="ce2" table:number-columns-repeated="2"/>
          <table:table-cell table:style-name="ce2" table:formula="of:=SQRT(([.$B$2]*COS([.$B$3]))*([.$B$2]*COS([.$B$3])) + ([.D13]*[.D13]-[.$B$2]*[.$B$2])) - [.$B$2]*COS([.$B$3])" office:value-type="float" office:value="2241592.82778662" calcext:value-type="float">
            <text:p>2241592.82778662</text:p>
          </table:table-cell>
          <table:table-cell table:style-name="ce2" table:number-columns-repeated="6"/>
          <table:table-cell table:style-name="ce2" table:formula="of:=[.$M$1]+[.$J$3]-[.$M$4]-[.$M$3]-[.$M$2]-[.$E13]-[.$M$9]-[.$M$8]-[.$M$7]" office:value-type="float" office:value="0.825616650355972" calcext:value-type="float">
            <text:p>0.8256166504</text:p>
          </table:table-cell>
          <table:table-cell table:style-name="ce2"/>
          <table:table-cell table:style-name="ce5" table:formula="of:=[.O13]-10.6" office:value-type="float" office:value="-9.77438334964403" calcext:value-type="float">
            <text:p>-9.7743833496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table:formula="of:=([.$B$4]+[.C14])*1000" office:value-type="float" office:value="6988000" calcext:value-type="float">
            <text:p>6988000</text:p>
          </table:table-cell>
          <table:table-cell table:formula="of:=10*LOG((4*PI()*[.H14]/[.$B$5])*(4*PI()*[.H14]/[.$B$5]);10)" office:value-type="float" office:value="159.5740752205" calcext:value-type="float">
            <text:p>159.5740752205</text:p>
          </table:table-cell>
          <table:table-cell table:number-columns-repeated="2"/>
          <table:table-cell table:formula="of:=SQRT(([.$B$2]*COS([.$B$3]))*([.$B$2]*COS([.$B$3])) + ([.D14]*[.D14]-[.$B$2]*[.$B$2])) - [.$B$2]*COS([.$B$3])" office:value-type="float" office:value="2265505.31464635" calcext:value-type="float">
            <text:p>2265505.31464635</text:p>
          </table:table-cell>
          <table:table-cell table:number-columns-repeated="6"/>
          <table:table-cell table:formula="of:=[.$M$1]+[.$J$3]-[.$M$4]-[.$M$3]-[.$M$2]-[.$E14]-[.$M$9]-[.$M$8]-[.$M$7]" office:value-type="float" office:value="0.733449511265025" calcext:value-type="float">
            <text:p>0.7334495113</text:p>
          </table:table-cell>
          <table:table-cell/>
          <table:table-cell table:formula="of:=[.O14]-10.6" office:value-type="float" office:value="-9.86655048873497" calcext:value-type="float">
            <text:p>-9.8665504887</text:p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table:formula="of:=([.$B$4]+[.C15])*1000" office:value-type="float" office:value="6998000" calcext:value-type="float">
            <text:p>6998000</text:p>
          </table:table-cell>
          <table:table-cell table:formula="of:=10*LOG((4*PI()*[.H15]/[.$B$5])*(4*PI()*[.H15]/[.$B$5]);10)" office:value-type="float" office:value="159.664669055725" calcext:value-type="float">
            <text:p>159.6646690557</text:p>
          </table:table-cell>
          <table:table-cell table:number-columns-repeated="2"/>
          <table:table-cell table:formula="of:=SQRT(([.$B$2]*COS([.$B$3]))*([.$B$2]*COS([.$B$3])) + ([.D15]*[.D15]-[.$B$2]*[.$B$2])) - [.$B$2]*COS([.$B$3])" office:value-type="float" office:value="2289258.19265963" calcext:value-type="float">
            <text:p>2289258.19265963</text:p>
          </table:table-cell>
          <table:table-cell table:number-columns-repeated="6"/>
          <table:table-cell table:formula="of:=[.$M$1]+[.$J$3]-[.$M$4]-[.$M$3]-[.$M$2]-[.$E15]-[.$M$9]-[.$M$8]-[.$M$7]" office:value-type="float" office:value="0.642855676039876" calcext:value-type="float">
            <text:p>0.642855676</text:p>
          </table:table-cell>
          <table:table-cell/>
          <table:table-cell table:formula="of:=[.O15]-10.6" office:value-type="float" office:value="-9.95714432396012" calcext:value-type="float">
            <text:p>-9.957144324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table:formula="of:=([.$B$4]+[.C16])*1000" office:value-type="float" office:value="7008000" calcext:value-type="float">
            <text:p>7008000</text:p>
          </table:table-cell>
          <table:table-cell table:formula="of:=10*LOG((4*PI()*[.H16]/[.$B$5])*(4*PI()*[.H16]/[.$B$5]);10)" office:value-type="float" office:value="159.753742689183" calcext:value-type="float">
            <text:p>159.7537426892</text:p>
          </table:table-cell>
          <table:table-cell table:number-columns-repeated="2"/>
          <table:table-cell table:formula="of:=SQRT(([.$B$2]*COS([.$B$3]))*([.$B$2]*COS([.$B$3])) + ([.D16]*[.D16]-[.$B$2]*[.$B$2])) - [.$B$2]*COS([.$B$3])" office:value-type="float" office:value="2312855.27903447" calcext:value-type="float">
            <text:p>2312855.27903447</text:p>
          </table:table-cell>
          <table:table-cell table:number-columns-repeated="6"/>
          <table:table-cell table:formula="of:=[.$M$1]+[.$J$3]-[.$M$4]-[.$M$3]-[.$M$2]-[.$E16]-[.$M$9]-[.$M$8]-[.$M$7]" office:value-type="float" office:value="0.553782042581663" calcext:value-type="float">
            <text:p>0.5537820426</text:p>
          </table:table-cell>
          <table:table-cell/>
          <table:table-cell table:formula="of:=[.O16]-10.6" office:value-type="float" office:value="-10.0462179574183" calcext:value-type="float">
            <text:p>-10.0462179574</text:p>
          </table:table-cell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table:formula="of:=([.$B$4]+[.C17])*1000" office:value-type="float" office:value="7018000" calcext:value-type="float">
            <text:p>7018000</text:p>
          </table:table-cell>
          <table:table-cell table:formula="of:=10*LOG((4*PI()*[.H17]/[.$B$5])*(4*PI()*[.H17]/[.$B$5]);10)" office:value-type="float" office:value="159.841346609422" calcext:value-type="float">
            <text:p>159.8413466094</text:p>
          </table:table-cell>
          <table:table-cell table:number-columns-repeated="2"/>
          <table:table-cell table:formula="of:=SQRT(([.$B$2]*COS([.$B$3]))*([.$B$2]*COS([.$B$3])) + ([.D17]*[.D17]-[.$B$2]*[.$B$2])) - [.$B$2]*COS([.$B$3])" office:value-type="float" office:value="2336300.24635038" calcext:value-type="float">
            <text:p>2336300.24635038</text:p>
          </table:table-cell>
          <table:table-cell table:number-columns-repeated="6"/>
          <table:table-cell table:formula="of:=[.$M$1]+[.$J$3]-[.$M$4]-[.$M$3]-[.$M$2]-[.$E17]-[.$M$9]-[.$M$8]-[.$M$7]" office:value-type="float" office:value="0.466178122343212" calcext:value-type="float">
            <text:p>0.4661781223</text:p>
          </table:table-cell>
          <table:table-cell/>
          <table:table-cell table:formula="of:=[.O17]-10.6" office:value-type="float" office:value="-10.1338218776568" calcext:value-type="float">
            <text:p>-10.1338218777</text:p>
          </table:table-cell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table:formula="of:=([.$B$4]+[.C18])*1000" office:value-type="float" office:value="7028000" calcext:value-type="float">
            <text:p>7028000</text:p>
          </table:table-cell>
          <table:table-cell table:formula="of:=10*LOG((4*PI()*[.H18]/[.$B$5])*(4*PI()*[.H18]/[.$B$5]);10)" office:value-type="float" office:value="159.927528858872" calcext:value-type="float">
            <text:p>159.9275288589</text:p>
          </table:table-cell>
          <table:table-cell table:number-columns-repeated="2"/>
          <table:table-cell table:formula="of:=SQRT(([.$B$2]*COS([.$B$3]))*([.$B$2]*COS([.$B$3])) + ([.D18]*[.D18]-[.$B$2]*[.$B$2])) - [.$B$2]*COS([.$B$3])" office:value-type="float" office:value="2359596.63006615" calcext:value-type="float">
            <text:p>2359596.63006615</text:p>
          </table:table-cell>
          <table:table-cell table:number-columns-repeated="6"/>
          <table:table-cell table:formula="of:=[.$M$1]+[.$J$3]-[.$M$4]-[.$M$3]-[.$M$2]-[.$E18]-[.$M$9]-[.$M$8]-[.$M$7]" office:value-type="float" office:value="0.379995872893392" calcext:value-type="float">
            <text:p>0.3799958729</text:p>
          </table:table-cell>
          <table:table-cell/>
          <table:table-cell table:formula="of:=[.O18]-10.6" office:value-type="float" office:value="-10.2200041271066" calcext:value-type="float">
            <text:p>-10.2200041271</text:p>
          </table:table-cell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table:formula="of:=([.$B$4]+[.C19])*1000" office:value-type="float" office:value="7038000" calcext:value-type="float">
            <text:p>7038000</text:p>
          </table:table-cell>
          <table:table-cell table:formula="of:=10*LOG((4*PI()*[.H19]/[.$B$5])*(4*PI()*[.H19]/[.$B$5]);10)" office:value-type="float" office:value="160.012335188156" calcext:value-type="float">
            <text:p>160.0123351882</text:p>
          </table:table-cell>
          <table:table-cell table:number-columns-repeated="2"/>
          <table:table-cell table:formula="of:=SQRT(([.$B$2]*COS([.$B$3]))*([.$B$2]*COS([.$B$3])) + ([.D19]*[.D19]-[.$B$2]*[.$B$2])) - [.$B$2]*COS([.$B$3])" office:value-type="float" office:value="2382747.83553499" calcext:value-type="float">
            <text:p>2382747.83553499</text:p>
          </table:table-cell>
          <table:table-cell table:number-columns-repeated="6"/>
          <table:table-cell table:formula="of:=[.$M$1]+[.$J$3]-[.$M$4]-[.$M$3]-[.$M$2]-[.$E19]-[.$M$9]-[.$M$8]-[.$M$7]" office:value-type="float" office:value="0.29518954360903" calcext:value-type="float">
            <text:p>0.2951895436</text:p>
          </table:table-cell>
          <table:table-cell/>
          <table:table-cell table:formula="of:=[.O19]-10.6" office:value-type="float" office:value="-10.304810456391" calcext:value-type="float">
            <text:p>-10.3048104564</text:p>
          </table:table-cell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table:formula="of:=([.$B$4]+[.C20])*1000" office:value-type="float" office:value="7048000" calcext:value-type="float">
            <text:p>7048000</text:p>
          </table:table-cell>
          <table:table-cell table:formula="of:=10*LOG((4*PI()*[.H20]/[.$B$5])*(4*PI()*[.H20]/[.$B$5]);10)" office:value-type="float" office:value="160.095809198483" calcext:value-type="float">
            <text:p>160.0958091985</text:p>
          </table:table-cell>
          <table:table-cell table:number-columns-repeated="2"/>
          <table:table-cell table:formula="of:=SQRT(([.$B$2]*COS([.$B$3]))*([.$B$2]*COS([.$B$3])) + ([.D20]*[.D20]-[.$B$2]*[.$B$2])) - [.$B$2]*COS([.$B$3])" office:value-type="float" office:value="2405757.14456572" calcext:value-type="float">
            <text:p>2405757.14456572</text:p>
          </table:table-cell>
          <table:table-cell table:number-columns-repeated="6"/>
          <table:table-cell table:formula="of:=[.$M$1]+[.$J$3]-[.$M$4]-[.$M$3]-[.$M$2]-[.$E20]-[.$M$9]-[.$M$8]-[.$M$7]" office:value-type="float" office:value="0.211715533282433" calcext:value-type="float">
            <text:p>0.2117155333</text:p>
          </table:table-cell>
          <table:table-cell/>
          <table:table-cell table:formula="of:=[.O20]-10.6" office:value-type="float" office:value="-10.3882844667176" calcext:value-type="float">
            <text:p>-10.3882844667</text:p>
          </table:table-cell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table:formula="of:=([.$B$4]+[.C21])*1000" office:value-type="float" office:value="7058000" calcext:value-type="float">
            <text:p>7058000</text:p>
          </table:table-cell>
          <table:table-cell table:formula="of:=10*LOG((4*PI()*[.H21]/[.$B$5])*(4*PI()*[.H21]/[.$B$5]);10)" office:value-type="float" office:value="160.177992473203" calcext:value-type="float">
            <text:p>160.1779924732</text:p>
          </table:table-cell>
          <table:table-cell table:number-columns-repeated="2"/>
          <table:table-cell table:formula="of:=SQRT(([.$B$2]*COS([.$B$3]))*([.$B$2]*COS([.$B$3])) + ([.D21]*[.D21]-[.$B$2]*[.$B$2])) - [.$B$2]*COS([.$B$3])" office:value-type="float" office:value="2428627.72156552" calcext:value-type="float">
            <text:p>2428627.72156552</text:p>
          </table:table-cell>
          <table:table-cell table:number-columns-repeated="6"/>
          <table:table-cell table:formula="of:=[.$M$1]+[.$J$3]-[.$M$4]-[.$M$3]-[.$M$2]-[.$E21]-[.$M$9]-[.$M$8]-[.$M$7]" office:value-type="float" office:value="0.129532258562467" calcext:value-type="float">
            <text:p>0.1295322586</text:p>
          </table:table-cell>
          <table:table-cell/>
          <table:table-cell table:formula="of:=[.O21]-10.6" office:value-type="float" office:value="-10.4704677414375" calcext:value-type="float">
            <text:p>-10.4704677414</text:p>
          </table:table-cell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table:formula="of:=([.$B$4]+[.C22])*1000" office:value-type="float" office:value="7068000" calcext:value-type="float">
            <text:p>7068000</text:p>
          </table:table-cell>
          <table:table-cell table:formula="of:=10*LOG((4*PI()*[.H22]/[.$B$5])*(4*PI()*[.H22]/[.$B$5]);10)" office:value-type="float" office:value="160.258924699508" calcext:value-type="float">
            <text:p>160.2589246995</text:p>
          </table:table-cell>
          <table:table-cell table:number-columns-repeated="2"/>
          <table:table-cell table:formula="of:=SQRT(([.$B$2]*COS([.$B$3]))*([.$B$2]*COS([.$B$3])) + ([.D22]*[.D22]-[.$B$2]*[.$B$2])) - [.$B$2]*COS([.$B$3])" office:value-type="float" office:value="2451362.61929628" calcext:value-type="float">
            <text:p>2451362.61929628</text:p>
          </table:table-cell>
          <table:table-cell table:number-columns-repeated="6"/>
          <table:table-cell table:formula="of:=[.$M$1]+[.$J$3]-[.$M$4]-[.$M$3]-[.$M$2]-[.$E22]-[.$M$9]-[.$M$8]-[.$M$7]" office:value-type="float" office:value="0.0486000322568323" calcext:value-type="float">
            <text:p>0.0486000323</text:p>
          </table:table-cell>
          <table:table-cell/>
          <table:table-cell table:formula="of:=[.O22]-10.6" office:value-type="float" office:value="-10.5513999677432" calcext:value-type="float">
            <text:p>-10.5513999677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formula="of:=([.$B$4]+[.C23])*1000" office:value-type="float" office:value="7078000" calcext:value-type="float">
            <text:p>7078000</text:p>
          </table:table-cell>
          <table:table-cell table:formula="of:=10*LOG((4*PI()*[.H23]/[.$B$5])*(4*PI()*[.H23]/[.$B$5]);10)" office:value-type="float" office:value="160.338643781138" calcext:value-type="float">
            <text:p>160.3386437811</text:p>
          </table:table-cell>
          <table:table-cell table:number-columns-repeated="2"/>
          <table:table-cell table:formula="of:=SQRT(([.$B$2]*COS([.$B$3]))*([.$B$2]*COS([.$B$3])) + ([.D23]*[.D23]-[.$B$2]*[.$B$2])) - [.$B$2]*COS([.$B$3])" office:value-type="float" office:value="2473964.7842739" calcext:value-type="float">
            <text:p>2473964.7842739</text:p>
          </table:table-cell>
          <table:table-cell table:number-columns-repeated="6"/>
          <table:table-cell table:formula="of:=[.$M$1]+[.$J$3]-[.$M$4]-[.$M$3]-[.$M$2]-[.$E23]-[.$M$9]-[.$M$8]-[.$M$7]" office:value-type="float" office:value="-0.0311190493730855" calcext:value-type="float">
            <text:p>-0.0311190494</text:p>
          </table:table-cell>
          <table:table-cell/>
          <table:table-cell table:formula="of:=[.O23]-10.6" office:value-type="float" office:value="-10.6311190493731" calcext:value-type="float">
            <text:p>-10.6311190494</text:p>
          </table:table-cell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table:formula="of:=([.$B$4]+[.C24])*1000" office:value-type="float" office:value="7088000" calcext:value-type="float">
            <text:p>7088000</text:p>
          </table:table-cell>
          <table:table-cell table:formula="of:=10*LOG((4*PI()*[.H24]/[.$B$5])*(4*PI()*[.H24]/[.$B$5]);10)" office:value-type="float" office:value="160.417185942874" calcext:value-type="float">
            <text:p>160.4171859429</text:p>
          </table:table-cell>
          <table:table-cell table:number-columns-repeated="2"/>
          <table:table-cell table:formula="of:=SQRT(([.$B$2]*COS([.$B$3]))*([.$B$2]*COS([.$B$3])) + ([.D24]*[.D24]-[.$B$2]*[.$B$2])) - [.$B$2]*COS([.$B$3])" office:value-type="float" office:value="2496437.06183713" calcext:value-type="float">
            <text:p>2496437.06183713</text:p>
          </table:table-cell>
          <table:table-cell table:number-columns-repeated="6"/>
          <table:table-cell table:formula="of:=[.$M$1]+[.$J$3]-[.$M$4]-[.$M$3]-[.$M$2]-[.$E24]-[.$M$9]-[.$M$8]-[.$M$7]" office:value-type="float" office:value="-0.109661211109295" calcext:value-type="float">
            <text:p>-0.1096612111</text:p>
          </table:table-cell>
          <table:table-cell/>
          <table:table-cell table:formula="of:=[.O24]-10.6" office:value-type="float" office:value="-10.7096612111093" calcext:value-type="float">
            <text:p>-10.7096612111</text:p>
          </table:table-cell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table:formula="of:=([.$B$4]+[.C25])*1000" office:value-type="float" office:value="7098000" calcext:value-type="float">
            <text:p>7098000</text:p>
          </table:table-cell>
          <table:table-cell table:formula="of:=10*LOG((4*PI()*[.H25]/[.$B$5])*(4*PI()*[.H25]/[.$B$5]);10)" office:value-type="float" office:value="160.494585827534" calcext:value-type="float">
            <text:p>160.4945858275</text:p>
          </table:table-cell>
          <table:table-cell table:number-columns-repeated="2"/>
          <table:table-cell table:formula="of:=SQRT(([.$B$2]*COS([.$B$3]))*([.$B$2]*COS([.$B$3])) + ([.D25]*[.D25]-[.$B$2]*[.$B$2])) - [.$B$2]*COS([.$B$3])" office:value-type="float" office:value="2518782.20091041" calcext:value-type="float">
            <text:p>2518782.20091041</text:p>
          </table:table-cell>
          <table:table-cell table:number-columns-repeated="6"/>
          <table:table-cell table:formula="of:=[.$M$1]+[.$J$3]-[.$M$4]-[.$M$3]-[.$M$2]-[.$E25]-[.$M$9]-[.$M$8]-[.$M$7]" office:value-type="float" office:value="-0.187061095769405" calcext:value-type="float">
            <text:p>-0.1870610958</text:p>
          </table:table-cell>
          <table:table-cell/>
          <table:table-cell table:formula="of:=[.O25]-10.6" office:value-type="float" office:value="-10.7870610957694" calcext:value-type="float">
            <text:p>-10.7870610958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table:formula="of:=([.$B$4]+[.C26])*1000" office:value-type="float" office:value="7108000" calcext:value-type="float">
            <text:p>7108000</text:p>
          </table:table-cell>
          <table:table-cell table:formula="of:=10*LOG((4*PI()*[.H26]/[.$B$5])*(4*PI()*[.H26]/[.$B$5]);10)" office:value-type="float" office:value="160.570876586095" calcext:value-type="float">
            <text:p>160.5708765861</text:p>
          </table:table-cell>
          <table:table-cell table:number-columns-repeated="2"/>
          <table:table-cell table:formula="of:=SQRT(([.$B$2]*COS([.$B$3]))*([.$B$2]*COS([.$B$3])) + ([.D26]*[.D26]-[.$B$2]*[.$B$2])) - [.$B$2]*COS([.$B$3])" office:value-type="float" office:value="2541002.85848288" calcext:value-type="float">
            <text:p>2541002.85848288</text:p>
          </table:table-cell>
          <table:table-cell table:number-columns-repeated="6"/>
          <table:table-cell table:formula="of:=[.$M$1]+[.$J$3]-[.$M$4]-[.$M$3]-[.$M$2]-[.$E26]-[.$M$9]-[.$M$8]-[.$M$7]" office:value-type="float" office:value="-0.263351854330192" calcext:value-type="float">
            <text:p>-0.2633518543</text:p>
          </table:table-cell>
          <table:table-cell/>
          <table:table-cell table:formula="of:=[.O26]-10.6" office:value-type="float" office:value="-10.8633518543302" calcext:value-type="float">
            <text:p>-10.8633518543</text:p>
          </table:table-cell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table:formula="of:=([.$B$4]+[.C27])*1000" office:value-type="float" office:value="7118000" calcext:value-type="float">
            <text:p>7118000</text:p>
          </table:table-cell>
          <table:table-cell table:formula="of:=10*LOG((4*PI()*[.H27]/[.$B$5])*(4*PI()*[.H27]/[.$B$5]);10)" office:value-type="float" office:value="160.64608996152" calcext:value-type="float">
            <text:p>160.6460899615</text:p>
          </table:table-cell>
          <table:table-cell table:number-columns-repeated="2"/>
          <table:table-cell table:formula="of:=SQRT(([.$B$2]*COS([.$B$3]))*([.$B$2]*COS([.$B$3])) + ([.D27]*[.D27]-[.$B$2]*[.$B$2])) - [.$B$2]*COS([.$B$3])" office:value-type="float" office:value="2563101.60382398" calcext:value-type="float">
            <text:p>2563101.60382398</text:p>
          </table:table-cell>
          <table:table-cell table:number-columns-repeated="6"/>
          <table:table-cell table:formula="of:=[.$M$1]+[.$J$3]-[.$M$4]-[.$M$3]-[.$M$2]-[.$E27]-[.$M$9]-[.$M$8]-[.$M$7]" office:value-type="float" office:value="-0.338565229755243" calcext:value-type="float">
            <text:p>-0.3385652298</text:p>
          </table:table-cell>
          <table:table-cell/>
          <table:table-cell table:formula="of:=[.O27]-10.6" office:value-type="float" office:value="-10.9385652297552" calcext:value-type="float">
            <text:p>-10.9385652298</text:p>
          </table:table-cell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formula="of:=([.$B$4]+[.C28])*1000" office:value-type="float" office:value="7128000" calcext:value-type="float">
            <text:p>7128000</text:p>
          </table:table-cell>
          <table:table-cell table:formula="of:=10*LOG((4*PI()*[.H28]/[.$B$5])*(4*PI()*[.H28]/[.$B$5]);10)" office:value-type="float" office:value="160.72025636681" calcext:value-type="float">
            <text:p>160.7202563668</text:p>
          </table:table-cell>
          <table:table-cell table:number-columns-repeated="2"/>
          <table:table-cell table:formula="of:=SQRT(([.$B$2]*COS([.$B$3]))*([.$B$2]*COS([.$B$3])) + ([.D28]*[.D28]-[.$B$2]*[.$B$2])) - [.$B$2]*COS([.$B$3])" office:value-type="float" office:value="2585080.92245433" calcext:value-type="float">
            <text:p>2585080.92245433</text:p>
          </table:table-cell>
          <table:table-cell table:number-columns-repeated="6"/>
          <table:table-cell table:formula="of:=[.$M$1]+[.$J$3]-[.$M$4]-[.$M$3]-[.$M$2]-[.$E28]-[.$M$9]-[.$M$8]-[.$M$7]" office:value-type="float" office:value="-0.412731635045201" calcext:value-type="float">
            <text:p>-0.412731635</text:p>
          </table:table-cell>
          <table:table-cell/>
          <table:table-cell table:formula="of:=[.O28]-10.6" office:value-type="float" office:value="-11.0127316350452" calcext:value-type="float">
            <text:p>-11.012731635</text:p>
          </table:table-cell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table:formula="of:=([.$B$4]+[.C29])*1000" office:value-type="float" office:value="7138000" calcext:value-type="float">
            <text:p>7138000</text:p>
          </table:table-cell>
          <table:table-cell table:formula="of:=10*LOG((4*PI()*[.H29]/[.$B$5])*(4*PI()*[.H29]/[.$B$5]);10)" office:value-type="float" office:value="160.793404957746" calcext:value-type="float">
            <text:p>160.7934049577</text:p>
          </table:table-cell>
          <table:table-cell table:number-columns-repeated="2"/>
          <table:table-cell table:formula="of:=SQRT(([.$B$2]*COS([.$B$3]))*([.$B$2]*COS([.$B$3])) + ([.D29]*[.D29]-[.$B$2]*[.$B$2])) - [.$B$2]*COS([.$B$3])" office:value-type="float" office:value="2606943.21988901" calcext:value-type="float">
            <text:p>2606943.21988901</text:p>
          </table:table-cell>
          <table:table-cell table:number-columns-repeated="6"/>
          <table:table-cell table:formula="of:=[.$M$1]+[.$J$3]-[.$M$4]-[.$M$3]-[.$M$2]-[.$E29]-[.$M$9]-[.$M$8]-[.$M$7]" office:value-type="float" office:value="-0.48588022598123" calcext:value-type="float">
            <text:p>-0.485880226</text:p>
          </table:table-cell>
          <table:table-cell/>
          <table:table-cell table:formula="of:=[.O29]-10.6" office:value-type="float" office:value="-11.0858802259812" calcext:value-type="float">
            <text:p>-11.085880226</text:p>
          </table:table-cell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table:formula="of:=([.$B$4]+[.C30])*1000" office:value-type="float" office:value="7148000" calcext:value-type="float">
            <text:p>7148000</text:p>
          </table:table-cell>
          <table:table-cell table:formula="of:=10*LOG((4*PI()*[.H30]/[.$B$5])*(4*PI()*[.H30]/[.$B$5]);10)" office:value-type="float" office:value="160.865563700751" calcext:value-type="float">
            <text:p>160.8655637008</text:p>
          </table:table-cell>
          <table:table-cell table:number-columns-repeated="2"/>
          <table:table-cell table:formula="of:=SQRT(([.$B$2]*COS([.$B$3]))*([.$B$2]*COS([.$B$3])) + ([.D30]*[.D30]-[.$B$2]*[.$B$2])) - [.$B$2]*COS([.$B$3])" office:value-type="float" office:value="2628690.82516889" calcext:value-type="float">
            <text:p>2628690.82516889</text:p>
          </table:table-cell>
          <table:table-cell table:number-columns-repeated="6"/>
          <table:table-cell table:formula="of:=[.$M$1]+[.$J$3]-[.$M$4]-[.$M$3]-[.$M$2]-[.$E30]-[.$M$9]-[.$M$8]-[.$M$7]" office:value-type="float" office:value="-0.558038968985965" calcext:value-type="float">
            <text:p>-0.558038969</text:p>
          </table:table-cell>
          <table:table-cell/>
          <table:table-cell table:formula="of:=[.O30]-10.6" office:value-type="float" office:value="-11.158038968986" calcext:value-type="float">
            <text:p>-11.158038969</text:p>
          </table:table-cell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table:formula="of:=([.$B$4]+[.C31])*1000" office:value-type="float" office:value="7158000" calcext:value-type="float">
            <text:p>7158000</text:p>
          </table:table-cell>
          <table:table-cell table:formula="of:=10*LOG((4*PI()*[.H31]/[.$B$5])*(4*PI()*[.H31]/[.$B$5]);10)" office:value-type="float" office:value="160.936759436255" calcext:value-type="float">
            <text:p>160.9367594363</text:p>
          </table:table-cell>
          <table:table-cell table:number-columns-repeated="2"/>
          <table:table-cell table:formula="of:=SQRT(([.$B$2]*COS([.$B$3]))*([.$B$2]*COS([.$B$3])) + ([.D31]*[.D31]-[.$B$2]*[.$B$2])) - [.$B$2]*COS([.$B$3])" office:value-type="float" office:value="2650325.99419461" calcext:value-type="float">
            <text:p>2650325.99419461</text:p>
          </table:table-cell>
          <table:table-cell table:number-columns-repeated="6"/>
          <table:table-cell table:formula="of:=[.$M$1]+[.$J$3]-[.$M$4]-[.$M$3]-[.$M$2]-[.$E31]-[.$M$9]-[.$M$8]-[.$M$7]" office:value-type="float" office:value="-0.629234704489516" calcext:value-type="float">
            <text:p>-0.6292347045</text:p>
          </table:table-cell>
          <table:table-cell/>
          <table:table-cell table:formula="of:=[.O31]-10.6" office:value-type="float" office:value="-11.2292347044895" calcext:value-type="float">
            <text:p>-11.2292347045</text:p>
          </table:table-cell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table:formula="of:=([.$B$4]+[.C32])*1000" office:value-type="float" office:value="7168000" calcext:value-type="float">
            <text:p>7168000</text:p>
          </table:table-cell>
          <table:table-cell table:formula="of:=10*LOG((4*PI()*[.H32]/[.$B$5])*(4*PI()*[.H32]/[.$B$5]);10)" office:value-type="float" office:value="161.007017937917" calcext:value-type="float">
            <text:p>161.0070179379</text:p>
          </table:table-cell>
          <table:table-cell table:number-columns-repeated="2"/>
          <table:table-cell table:formula="of:=SQRT(([.$B$2]*COS([.$B$3]))*([.$B$2]*COS([.$B$3])) + ([.D32]*[.D32]-[.$B$2]*[.$B$2])) - [.$B$2]*COS([.$B$3])" office:value-type="float" office:value="2671850.91287642" calcext:value-type="float">
            <text:p>2671850.91287642</text:p>
          </table:table-cell>
          <table:table-cell table:number-columns-repeated="6"/>
          <table:table-cell table:formula="of:=[.$M$1]+[.$J$3]-[.$M$4]-[.$M$3]-[.$M$2]-[.$E32]-[.$M$9]-[.$M$8]-[.$M$7]" office:value-type="float" office:value="-0.69949320615147" calcext:value-type="float">
            <text:p>-0.6994932062</text:p>
          </table:table-cell>
          <table:table-cell/>
          <table:table-cell table:formula="of:=[.O32]-10.6" office:value-type="float" office:value="-11.2994932061515" calcext:value-type="float">
            <text:p>-11.2994932062</text:p>
          </table:table-cell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table:formula="of:=([.$B$4]+[.C33])*1000" office:value-type="float" office:value="7178000" calcext:value-type="float">
            <text:p>7178000</text:p>
          </table:table-cell>
          <table:table-cell table:formula="of:=10*LOG((4*PI()*[.H33]/[.$B$5])*(4*PI()*[.H33]/[.$B$5]);10)" office:value-type="float" office:value="161.076363968024" calcext:value-type="float">
            <text:p>161.076363968</text:p>
          </table:table-cell>
          <table:table-cell table:number-columns-repeated="2"/>
          <table:table-cell table:formula="of:=SQRT(([.$B$2]*COS([.$B$3]))*([.$B$2]*COS([.$B$3])) + ([.D33]*[.D33]-[.$B$2]*[.$B$2])) - [.$B$2]*COS([.$B$3])" office:value-type="float" office:value="2693267.70011215" calcext:value-type="float">
            <text:p>2693267.70011215</text:p>
          </table:table-cell>
          <table:table-cell table:number-columns-repeated="6"/>
          <table:table-cell table:formula="of:=[.$M$1]+[.$J$3]-[.$M$4]-[.$M$3]-[.$M$2]-[.$E33]-[.$M$9]-[.$M$8]-[.$M$7]" office:value-type="float" office:value="-0.768839236258781" calcext:value-type="float">
            <text:p>-0.7688392363</text:p>
          </table:table-cell>
          <table:table-cell/>
          <table:table-cell table:formula="of:=[.O33]-10.6" office:value-type="float" office:value="-11.3688392362588" calcext:value-type="float">
            <text:p>-11.3688392363</text:p>
          </table:table-cell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table:formula="of:=([.$B$4]+[.C34])*1000" office:value-type="float" office:value="7188000" calcext:value-type="float">
            <text:p>7188000</text:p>
          </table:table-cell>
          <table:table-cell table:formula="of:=10*LOG((4*PI()*[.H34]/[.$B$5])*(4*PI()*[.H34]/[.$B$5]);10)" office:value-type="float" office:value="161.144821329356" calcext:value-type="float">
            <text:p>161.1448213294</text:p>
          </table:table-cell>
          <table:table-cell table:number-columns-repeated="2"/>
          <table:table-cell table:formula="of:=SQRT(([.$B$2]*COS([.$B$3]))*([.$B$2]*COS([.$B$3])) + ([.D34]*[.D34]-[.$B$2]*[.$B$2])) - [.$B$2]*COS([.$B$3])" office:value-type="float" office:value="2714578.41060471" calcext:value-type="float">
            <text:p>2714578.41060471</text:p>
          </table:table-cell>
          <table:table-cell table:number-columns-repeated="6"/>
          <table:table-cell table:formula="of:=[.$M$1]+[.$J$3]-[.$M$4]-[.$M$3]-[.$M$2]-[.$E34]-[.$M$9]-[.$M$8]-[.$M$7]" office:value-type="float" office:value="-0.837296597591443" calcext:value-type="float">
            <text:p>-0.8372965976</text:p>
          </table:table-cell>
          <table:table-cell/>
          <table:table-cell table:formula="of:=[.O34]-10.6" office:value-type="float" office:value="-11.4372965975914" calcext:value-type="float">
            <text:p>-11.4372965976</text:p>
          </table:table-cell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table:formula="of:=([.$B$4]+[.C35])*1000" office:value-type="float" office:value="7198000" calcext:value-type="float">
            <text:p>7198000</text:p>
          </table:table-cell>
          <table:table-cell table:formula="of:=10*LOG((4*PI()*[.H35]/[.$B$5])*(4*PI()*[.H35]/[.$B$5]);10)" office:value-type="float" office:value="161.212412913786" calcext:value-type="float">
            <text:p>161.2124129138</text:p>
          </table:table-cell>
          <table:table-cell table:number-columns-repeated="2"/>
          <table:table-cell table:formula="of:=SQRT(([.$B$2]*COS([.$B$3]))*([.$B$2]*COS([.$B$3])) + ([.D35]*[.D35]-[.$B$2]*[.$B$2])) - [.$B$2]*COS([.$B$3])" office:value-type="float" office:value="2735785.03752935" calcext:value-type="float">
            <text:p>2735785.03752935</text:p>
          </table:table-cell>
          <table:table-cell table:number-columns-repeated="6"/>
          <table:table-cell table:formula="of:=[.$M$1]+[.$J$3]-[.$M$4]-[.$M$3]-[.$M$2]-[.$E35]-[.$M$9]-[.$M$8]-[.$M$7]" office:value-type="float" office:value="-0.904888182020823" calcext:value-type="float">
            <text:p>-0.904888182</text:p>
          </table:table-cell>
          <table:table-cell/>
          <table:table-cell table:formula="of:=[.O35]-10.6" office:value-type="float" office:value="-11.5048881820208" calcext:value-type="float">
            <text:p>-11.504888182</text:p>
          </table:table-cell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table:formula="of:=([.$B$4]+[.C36])*1000" office:value-type="float" office:value="7208000" calcext:value-type="float">
            <text:p>7208000</text:p>
          </table:table-cell>
          <table:table-cell table:formula="of:=10*LOG((4*PI()*[.H36]/[.$B$5])*(4*PI()*[.H36]/[.$B$5]);10)" office:value-type="float" office:value="161.27916074785" calcext:value-type="float">
            <text:p>161.2791607479</text:p>
          </table:table-cell>
          <table:table-cell table:number-columns-repeated="2"/>
          <table:table-cell table:formula="of:=SQRT(([.$B$2]*COS([.$B$3]))*([.$B$2]*COS([.$B$3])) + ([.D36]*[.D36]-[.$B$2]*[.$B$2])) - [.$B$2]*COS([.$B$3])" office:value-type="float" office:value="2756889.51506069" calcext:value-type="float">
            <text:p>2756889.51506069</text:p>
          </table:table-cell>
          <table:table-cell table:number-columns-repeated="6"/>
          <table:table-cell table:formula="of:=[.$M$1]+[.$J$3]-[.$M$4]-[.$M$3]-[.$M$2]-[.$E36]-[.$M$9]-[.$M$8]-[.$M$7]" office:value-type="float" office:value="-0.971636016085068" calcext:value-type="float">
            <text:p>-0.9716360161</text:p>
          </table:table-cell>
          <table:table-cell/>
          <table:table-cell table:formula="of:=[.O36]-10.6" office:value-type="float" office:value="-11.5716360160851" calcext:value-type="float">
            <text:p>-11.5716360161</text:p>
          </table:table-cell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table:formula="of:=([.$B$4]+[.C37])*1000" office:value-type="float" office:value="7218000" calcext:value-type="float">
            <text:p>7218000</text:p>
          </table:table-cell>
          <table:table-cell table:formula="of:=10*LOG((4*PI()*[.H37]/[.$B$5])*(4*PI()*[.H37]/[.$B$5]);10)" office:value-type="float" office:value="161.345086035528" calcext:value-type="float">
            <text:p>161.3450860355</text:p>
          </table:table-cell>
          <table:table-cell table:number-columns-repeated="2"/>
          <table:table-cell table:formula="of:=SQRT(([.$B$2]*COS([.$B$3]))*([.$B$2]*COS([.$B$3])) + ([.D37]*[.D37]-[.$B$2]*[.$B$2])) - [.$B$2]*COS([.$B$3])" office:value-type="float" office:value="2777893.72076796" calcext:value-type="float">
            <text:p>2777893.72076796</text:p>
          </table:table-cell>
          <table:table-cell table:number-columns-repeated="6"/>
          <table:table-cell table:formula="of:=[.$M$1]+[.$J$3]-[.$M$4]-[.$M$3]-[.$M$2]-[.$E37]-[.$M$9]-[.$M$8]-[.$M$7]" office:value-type="float" office:value="-1.0375613037627" calcext:value-type="float">
            <text:p>-1.0375613038</text:p>
          </table:table-cell>
          <table:table-cell/>
          <table:table-cell table:formula="of:=[.O37]-10.6" office:value-type="float" office:value="-11.6375613037627" calcext:value-type="float">
            <text:p>-11.6375613038</text:p>
          </table:table-cell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table:formula="of:=([.$B$4]+[.C38])*1000" office:value-type="float" office:value="7228000" calcext:value-type="float">
            <text:p>7228000</text:p>
          </table:table-cell>
          <table:table-cell table:formula="of:=10*LOG((4*PI()*[.H38]/[.$B$5])*(4*PI()*[.H38]/[.$B$5]);10)" office:value-type="float" office:value="161.410209198413" calcext:value-type="float">
            <text:p>161.4102091984</text:p>
          </table:table-cell>
          <table:table-cell table:number-columns-repeated="2"/>
          <table:table-cell table:formula="of:=SQRT(([.$B$2]*COS([.$B$3]))*([.$B$2]*COS([.$B$3])) + ([.D38]*[.D38]-[.$B$2]*[.$B$2])) - [.$B$2]*COS([.$B$3])" office:value-type="float" office:value="2798799.47788722" calcext:value-type="float">
            <text:p>2798799.47788722</text:p>
          </table:table-cell>
          <table:table-cell table:number-columns-repeated="6"/>
          <table:table-cell table:formula="of:=[.$M$1]+[.$J$3]-[.$M$4]-[.$M$3]-[.$M$2]-[.$E38]-[.$M$9]-[.$M$8]-[.$M$7]" office:value-type="float" office:value="-1.10268446664794" calcext:value-type="float">
            <text:p>-1.1026844666</text:p>
          </table:table-cell>
          <table:table-cell/>
          <table:table-cell table:formula="of:=[.O38]-10.6" office:value-type="float" office:value="-11.7026844666479" calcext:value-type="float">
            <text:p>-11.7026844666</text:p>
          </table:table-cell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table:formula="of:=([.$B$4]+[.C39])*1000" office:value-type="float" office:value="7238000" calcext:value-type="float">
            <text:p>7238000</text:p>
          </table:table-cell>
          <table:table-cell table:formula="of:=10*LOG((4*PI()*[.H39]/[.$B$5])*(4*PI()*[.H39]/[.$B$5]);10)" office:value-type="float" office:value="161.47454991348" calcext:value-type="float">
            <text:p>161.4745499135</text:p>
          </table:table-cell>
          <table:table-cell table:number-columns-repeated="2"/>
          <table:table-cell table:formula="of:=SQRT(([.$B$2]*COS([.$B$3]))*([.$B$2]*COS([.$B$3])) + ([.D39]*[.D39]-[.$B$2]*[.$B$2])) - [.$B$2]*COS([.$B$3])" office:value-type="float" office:value="2819608.55747779" calcext:value-type="float">
            <text:p>2819608.55747779</text:p>
          </table:table-cell>
          <table:table-cell table:number-columns-repeated="6"/>
          <table:table-cell table:formula="of:=[.$M$1]+[.$J$3]-[.$M$4]-[.$M$3]-[.$M$2]-[.$E39]-[.$M$9]-[.$M$8]-[.$M$7]" office:value-type="float" office:value="-1.1670251817148" calcext:value-type="float">
            <text:p>-1.1670251817</text:p>
          </table:table-cell>
          <table:table-cell/>
          <table:table-cell table:formula="of:=[.O39]-10.6" office:value-type="float" office:value="-11.7670251817148" calcext:value-type="float">
            <text:p>-11.7670251817</text:p>
          </table:table-cell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table:formula="of:=([.$B$4]+[.C40])*1000" office:value-type="float" office:value="7248000" calcext:value-type="float">
            <text:p>7248000</text:p>
          </table:table-cell>
          <table:table-cell table:formula="of:=10*LOG((4*PI()*[.H40]/[.$B$5])*(4*PI()*[.H40]/[.$B$5]);10)" office:value-type="float" office:value="161.538127148605" calcext:value-type="float">
            <text:p>161.5381271486</text:p>
          </table:table-cell>
          <table:table-cell table:number-columns-repeated="2"/>
          <table:table-cell table:formula="of:=SQRT(([.$B$2]*COS([.$B$3]))*([.$B$2]*COS([.$B$3])) + ([.D40]*[.D40]-[.$B$2]*[.$B$2])) - [.$B$2]*COS([.$B$3])" office:value-type="float" office:value="2840322.68047029" calcext:value-type="float">
            <text:p>2840322.68047029</text:p>
          </table:table-cell>
          <table:table-cell table:number-columns-repeated="6"/>
          <table:table-cell table:formula="of:=[.$M$1]+[.$J$3]-[.$M$4]-[.$M$3]-[.$M$2]-[.$E40]-[.$M$9]-[.$M$8]-[.$M$7]" office:value-type="float" office:value="-1.23060241684045" calcext:value-type="float">
            <text:p>-1.2306024168</text:p>
          </table:table-cell>
          <table:table-cell/>
          <table:table-cell table:formula="of:=[.O40]-10.6" office:value-type="float" office:value="-11.8306024168405" calcext:value-type="float">
            <text:p>-11.8306024168</text:p>
          </table:table-cell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table:formula="of:=([.$B$4]+[.C41])*1000" office:value-type="float" office:value="7258000" calcext:value-type="float">
            <text:p>7258000</text:p>
          </table:table-cell>
          <table:table-cell table:formula="of:=10*LOG((4*PI()*[.H41]/[.$B$5])*(4*PI()*[.H41]/[.$B$5]);10)" office:value-type="float" office:value="161.60095919601" calcext:value-type="float">
            <text:p>161.600959196</text:p>
          </table:table-cell>
          <table:table-cell table:number-columns-repeated="2"/>
          <table:table-cell table:formula="of:=SQRT(([.$B$2]*COS([.$B$3]))*([.$B$2]*COS([.$B$3])) + ([.D41]*[.D41]-[.$B$2]*[.$B$2])) - [.$B$2]*COS([.$B$3])" office:value-type="float" office:value="2860943.5196127" calcext:value-type="float">
            <text:p>2860943.5196127</text:p>
          </table:table-cell>
          <table:table-cell table:number-columns-repeated="6"/>
          <table:table-cell table:formula="of:=[.$M$1]+[.$J$3]-[.$M$4]-[.$M$3]-[.$M$2]-[.$E41]-[.$M$9]-[.$M$8]-[.$M$7]" office:value-type="float" office:value="-1.29343446424486" calcext:value-type="float">
            <text:p>-1.2934344642</text:p>
          </table:table-cell>
          <table:table-cell/>
          <table:table-cell table:formula="of:=[.O41]-10.6" office:value-type="float" office:value="-11.8934344642449" calcext:value-type="float">
            <text:p>-11.8934344642</text:p>
          </table:table-cell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table:formula="of:=([.$B$4]+[.C42])*1000" office:value-type="float" office:value="7268000" calcext:value-type="float">
            <text:p>7268000</text:p>
          </table:table-cell>
          <table:table-cell table:formula="of:=10*LOG((4*PI()*[.H42]/[.$B$5])*(4*PI()*[.H42]/[.$B$5]);10)" office:value-type="float" office:value="161.663063703757" calcext:value-type="float">
            <text:p>161.6630637038</text:p>
          </table:table-cell>
          <table:table-cell table:number-columns-repeated="2"/>
          <table:table-cell table:formula="of:=SQRT(([.$B$2]*COS([.$B$3]))*([.$B$2]*COS([.$B$3])) + ([.D42]*[.D42]-[.$B$2]*[.$B$2])) - [.$B$2]*COS([.$B$3])" office:value-type="float" office:value="2881472.70132064" calcext:value-type="float">
            <text:p>2881472.70132064</text:p>
          </table:table-cell>
          <table:table-cell table:number-columns-repeated="6"/>
          <table:table-cell table:formula="of:=[.$M$1]+[.$J$3]-[.$M$4]-[.$M$3]-[.$M$2]-[.$E42]-[.$M$9]-[.$M$8]-[.$M$7]" office:value-type="float" office:value="-1.35553897199183" calcext:value-type="float">
            <text:p>-1.355538972</text:p>
          </table:table-cell>
          <table:table-cell/>
          <table:table-cell table:formula="of:=[.O42]-10.6" office:value-type="float" office:value="-11.9555389719918" calcext:value-type="float">
            <text:p>-11.955538972</text:p>
          </table:table-cell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table:formula="of:=([.$B$4]+[.C43])*1000" office:value-type="float" office:value="7278000" calcext:value-type="float">
            <text:p>7278000</text:p>
          </table:table-cell>
          <table:table-cell table:formula="of:=10*LOG((4*PI()*[.H43]/[.$B$5])*(4*PI()*[.H43]/[.$B$5]);10)" office:value-type="float" office:value="161.724457705449" calcext:value-type="float">
            <text:p>161.7244577054</text:p>
          </table:table-cell>
          <table:table-cell table:number-columns-repeated="2"/>
          <table:table-cell table:formula="of:=SQRT(([.$B$2]*COS([.$B$3]))*([.$B$2]*COS([.$B$3])) + ([.D43]*[.D43]-[.$B$2]*[.$B$2])) - [.$B$2]*COS([.$B$3])" office:value-type="float" office:value="2901911.80743757" calcext:value-type="float">
            <text:p>2901911.80743757</text:p>
          </table:table-cell>
          <table:table-cell table:number-columns-repeated="6"/>
          <table:table-cell table:formula="of:=[.$M$1]+[.$J$3]-[.$M$4]-[.$M$3]-[.$M$2]-[.$E43]-[.$M$9]-[.$M$8]-[.$M$7]" office:value-type="float" office:value="-1.41693297368361" calcext:value-type="float">
            <text:p>-1.4169329737</text:p>
          </table:table-cell>
          <table:table-cell/>
          <table:table-cell table:formula="of:=[.O43]-10.6" office:value-type="float" office:value="-12.0169329736836" calcext:value-type="float">
            <text:p>-12.0169329737</text:p>
          </table:table-cell>
        </table:table-row>
        <table:table-row table:style-name="ro1">
          <table:table-cell table:number-columns-repeated="2"/>
          <table:table-cell office:value-type="float" office:value="410" calcext:value-type="float">
            <text:p>410</text:p>
          </table:table-cell>
          <table:table-cell table:formula="of:=([.$B$4]+[.C44])*1000" office:value-type="float" office:value="7288000" calcext:value-type="float">
            <text:p>7288000</text:p>
          </table:table-cell>
          <table:table-cell table:formula="of:=10*LOG((4*PI()*[.H44]/[.$B$5])*(4*PI()*[.H44]/[.$B$5]);10)" office:value-type="float" office:value="161.785157648237" calcext:value-type="float">
            <text:p>161.7851576482</text:p>
          </table:table-cell>
          <table:table-cell table:number-columns-repeated="2"/>
          <table:table-cell table:formula="of:=SQRT(([.$B$2]*COS([.$B$3]))*([.$B$2]*COS([.$B$3])) + ([.D44]*[.D44]-[.$B$2]*[.$B$2])) - [.$B$2]*COS([.$B$3])" office:value-type="float" office:value="2922262.37691018" calcext:value-type="float">
            <text:p>2922262.37691018</text:p>
          </table:table-cell>
          <table:table-cell table:number-columns-repeated="6"/>
          <table:table-cell table:formula="of:=[.$M$1]+[.$J$3]-[.$M$4]-[.$M$3]-[.$M$2]-[.$E44]-[.$M$9]-[.$M$8]-[.$M$7]" office:value-type="float" office:value="-1.47763291647173" calcext:value-type="float">
            <text:p>-1.4776329165</text:p>
          </table:table-cell>
          <table:table-cell/>
          <table:table-cell table:formula="of:=[.O44]-10.6" office:value-type="float" office:value="-12.0776329164717" calcext:value-type="float">
            <text:p>-12.0776329165</text:p>
          </table:table-cell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table:formula="of:=([.$B$4]+[.C45])*1000" office:value-type="float" office:value="7298000" calcext:value-type="float">
            <text:p>7298000</text:p>
          </table:table-cell>
          <table:table-cell table:formula="of:=10*LOG((4*PI()*[.H45]/[.$B$5])*(4*PI()*[.H45]/[.$B$5]);10)" office:value-type="float" office:value="161.845179419263" calcext:value-type="float">
            <text:p>161.8451794193</text:p>
          </table:table-cell>
          <table:table-cell table:number-columns-repeated="2"/>
          <table:table-cell table:formula="of:=SQRT(([.$B$2]*COS([.$B$3]))*([.$B$2]*COS([.$B$3])) + ([.D45]*[.D45]-[.$B$2]*[.$B$2])) - [.$B$2]*COS([.$B$3])" office:value-type="float" office:value="2942525.9073839" calcext:value-type="float">
            <text:p>2942525.9073839</text:p>
          </table:table-cell>
          <table:table-cell table:number-columns-repeated="6"/>
          <table:table-cell table:formula="of:=[.$M$1]+[.$J$3]-[.$M$4]-[.$M$3]-[.$M$2]-[.$E45]-[.$M$9]-[.$M$8]-[.$M$7]" office:value-type="float" office:value="-1.53765468749746" calcext:value-type="float">
            <text:p>-1.5376546875</text:p>
          </table:table-cell>
          <table:table-cell/>
          <table:table-cell table:formula="of:=[.O45]-10.6" office:value-type="float" office:value="-12.1376546874975" calcext:value-type="float">
            <text:p>-12.1376546875</text:p>
          </table:table-cell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table:formula="of:=([.$B$4]+[.C46])*1000" office:value-type="float" office:value="7308000" calcext:value-type="float">
            <text:p>7308000</text:p>
          </table:table-cell>
          <table:table-cell table:formula="of:=10*LOG((4*PI()*[.H46]/[.$B$5])*(4*PI()*[.H46]/[.$B$5]);10)" office:value-type="float" office:value="161.90453837063" calcext:value-type="float">
            <text:p>161.9045383706</text:p>
          </table:table-cell>
          <table:table-cell table:number-columns-repeated="2"/>
          <table:table-cell table:formula="of:=SQRT(([.$B$2]*COS([.$B$3]))*([.$B$2]*COS([.$B$3])) + ([.D46]*[.D46]-[.$B$2]*[.$B$2])) - [.$B$2]*COS([.$B$3])" office:value-type="float" office:value="2962703.85672313" calcext:value-type="float">
            <text:p>2962703.85672313</text:p>
          </table:table-cell>
          <table:table-cell table:number-columns-repeated="6"/>
          <table:table-cell table:formula="of:=[.$M$1]+[.$J$3]-[.$M$4]-[.$M$3]-[.$M$2]-[.$E46]-[.$M$9]-[.$M$8]-[.$M$7]" office:value-type="float" office:value="-1.5970136388653" calcext:value-type="float">
            <text:p>-1.5970136389</text:p>
          </table:table-cell>
          <table:table-cell/>
          <table:table-cell table:formula="of:=[.O46]-10.6" office:value-type="float" office:value="-12.1970136388653" calcext:value-type="float">
            <text:p>-12.1970136389</text:p>
          </table:table-cell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table:formula="of:=([.$B$4]+[.C47])*1000" office:value-type="float" office:value="7318000" calcext:value-type="float">
            <text:p>7318000</text:p>
          </table:table-cell>
          <table:table-cell table:formula="of:=10*LOG((4*PI()*[.H47]/[.$B$5])*(4*PI()*[.H47]/[.$B$5]);10)" office:value-type="float" office:value="161.963249343011" calcext:value-type="float">
            <text:p>161.963249343</text:p>
          </table:table-cell>
          <table:table-cell table:number-columns-repeated="2"/>
          <table:table-cell table:formula="of:=SQRT(([.$B$2]*COS([.$B$3]))*([.$B$2]*COS([.$B$3])) + ([.D47]*[.D47]-[.$B$2]*[.$B$2])) - [.$B$2]*COS([.$B$3])" office:value-type="float" office:value="2982797.64446056" calcext:value-type="float">
            <text:p>2982797.64446056</text:p>
          </table:table-cell>
          <table:table-cell table:number-columns-repeated="6"/>
          <table:table-cell table:formula="of:=[.$M$1]+[.$J$3]-[.$M$4]-[.$M$3]-[.$M$2]-[.$E47]-[.$M$9]-[.$M$8]-[.$M$7]" office:value-type="float" office:value="-1.65572461124593" calcext:value-type="float">
            <text:p>-1.6557246112</text:p>
          </table:table-cell>
          <table:table-cell/>
          <table:table-cell table:formula="of:=[.O47]-10.6" office:value-type="float" office:value="-12.2557246112459" calcext:value-type="float">
            <text:p>-12.2557246112</text:p>
          </table:table-cell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table:formula="of:=([.$B$4]+[.C48])*1000" office:value-type="float" office:value="7328000" calcext:value-type="float">
            <text:p>7328000</text:p>
          </table:table-cell>
          <table:table-cell table:formula="of:=10*LOG((4*PI()*[.H48]/[.$B$5])*(4*PI()*[.H48]/[.$B$5]);10)" office:value-type="float" office:value="162.021326687963" calcext:value-type="float">
            <text:p>162.021326688</text:p>
          </table:table-cell>
          <table:table-cell table:number-columns-repeated="2"/>
          <table:table-cell table:formula="of:=SQRT(([.$B$2]*COS([.$B$3]))*([.$B$2]*COS([.$B$3])) + ([.D48]*[.D48]-[.$B$2]*[.$B$2])) - [.$B$2]*COS([.$B$3])" office:value-type="float" office:value="3002808.65317944" calcext:value-type="float">
            <text:p>3002808.65317944</text:p>
          </table:table-cell>
          <table:table-cell table:number-columns-repeated="6"/>
          <table:table-cell table:formula="of:=[.$M$1]+[.$J$3]-[.$M$4]-[.$M$3]-[.$M$2]-[.$E48]-[.$M$9]-[.$M$8]-[.$M$7]" office:value-type="float" office:value="-1.71380195619825" calcext:value-type="float">
            <text:p>-1.7138019562</text:p>
          </table:table-cell>
          <table:table-cell/>
          <table:table-cell table:formula="of:=[.O48]-10.6" office:value-type="float" office:value="-12.3138019561983" calcext:value-type="float">
            <text:p>-12.3138019562</text:p>
          </table:table-cell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table:formula="of:=([.$B$4]+[.C49])*1000" office:value-type="float" office:value="7338000" calcext:value-type="float">
            <text:p>7338000</text:p>
          </table:table-cell>
          <table:table-cell table:formula="of:=10*LOG((4*PI()*[.H49]/[.$B$5])*(4*PI()*[.H49]/[.$B$5]);10)" office:value-type="float" office:value="162.078784289057" calcext:value-type="float">
            <text:p>162.0787842891</text:p>
          </table:table-cell>
          <table:table-cell table:number-columns-repeated="2"/>
          <table:table-cell table:formula="of:=SQRT(([.$B$2]*COS([.$B$3]))*([.$B$2]*COS([.$B$3])) + ([.D49]*[.D49]-[.$B$2]*[.$B$2])) - [.$B$2]*COS([.$B$3])" office:value-type="float" office:value="3022738.22983264" calcext:value-type="float">
            <text:p>3022738.22983264</text:p>
          </table:table-cell>
          <table:table-cell table:number-columns-repeated="6"/>
          <table:table-cell table:formula="of:=[.$M$1]+[.$J$3]-[.$M$4]-[.$M$3]-[.$M$2]-[.$E49]-[.$M$9]-[.$M$8]-[.$M$7]" office:value-type="float" office:value="-1.77125955729168" calcext:value-type="float">
            <text:p>-1.7712595573</text:p>
          </table:table-cell>
          <table:table-cell/>
          <table:table-cell table:formula="of:=[.O49]-10.6" office:value-type="float" office:value="-12.3712595572917" calcext:value-type="float">
            <text:p>-12.3712595573</text:p>
          </table:table-cell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table:formula="of:=([.$B$4]+[.C50])*1000" office:value-type="float" office:value="7348000" calcext:value-type="float">
            <text:p>7348000</text:p>
          </table:table-cell>
          <table:table-cell table:formula="of:=10*LOG((4*PI()*[.H50]/[.$B$5])*(4*PI()*[.H50]/[.$B$5]);10)" office:value-type="float" office:value="162.135635581871" calcext:value-type="float">
            <text:p>162.1356355819</text:p>
          </table:table-cell>
          <table:table-cell table:number-columns-repeated="2"/>
          <table:table-cell table:formula="of:=SQRT(([.$B$2]*COS([.$B$3]))*([.$B$2]*COS([.$B$3])) + ([.D50]*[.D50]-[.$B$2]*[.$B$2])) - [.$B$2]*COS([.$B$3])" office:value-type="float" office:value="3042587.68700197" calcext:value-type="float">
            <text:p>3042587.68700197</text:p>
          </table:table-cell>
          <table:table-cell table:number-columns-repeated="6"/>
          <table:table-cell table:formula="of:=[.$M$1]+[.$J$3]-[.$M$4]-[.$M$3]-[.$M$2]-[.$E50]-[.$M$9]-[.$M$8]-[.$M$7]" office:value-type="float" office:value="-1.82811085010597" calcext:value-type="float">
            <text:p>-1.8281108501</text:p>
          </table:table-cell>
          <table:table-cell/>
          <table:table-cell table:formula="of:=[.O50]-10.6" office:value-type="float" office:value="-12.428110850106" calcext:value-type="float">
            <text:p>-12.4281108501</text:p>
          </table:table-cell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table:formula="of:=([.$B$4]+[.C51])*1000" office:value-type="float" office:value="7358000" calcext:value-type="float">
            <text:p>7358000</text:p>
          </table:table-cell>
          <table:table-cell table:formula="of:=10*LOG((4*PI()*[.H51]/[.$B$5])*(4*PI()*[.H51]/[.$B$5]);10)" office:value-type="float" office:value="162.191893572943" calcext:value-type="float">
            <text:p>162.1918935729</text:p>
          </table:table-cell>
          <table:table-cell table:number-columns-repeated="2"/>
          <table:table-cell table:formula="of:=SQRT(([.$B$2]*COS([.$B$3]))*([.$B$2]*COS([.$B$3])) + ([.D51]*[.D51]-[.$B$2]*[.$B$2])) - [.$B$2]*COS([.$B$3])" office:value-type="float" office:value="3062358.30410104" calcext:value-type="float">
            <text:p>3062358.30410104</text:p>
          </table:table-cell>
          <table:table-cell table:number-columns-repeated="6"/>
          <table:table-cell table:formula="of:=[.$M$1]+[.$J$3]-[.$M$4]-[.$M$3]-[.$M$2]-[.$E51]-[.$M$9]-[.$M$8]-[.$M$7]" office:value-type="float" office:value="-1.88436884117844" calcext:value-type="float">
            <text:p>-1.8843688412</text:p>
          </table:table-cell>
          <table:table-cell/>
          <table:table-cell table:formula="of:=[.O51]-10.6" office:value-type="float" office:value="-12.4843688411784" calcext:value-type="float">
            <text:p>-12.4843688412</text:p>
          </table:table-cell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table:formula="of:=([.$B$4]+[.C52])*1000" office:value-type="float" office:value="7368000" calcext:value-type="float">
            <text:p>7368000</text:p>
          </table:table-cell>
          <table:table-cell table:formula="of:=10*LOG((4*PI()*[.H52]/[.$B$5])*(4*PI()*[.H52]/[.$B$5]);10)" office:value-type="float" office:value="162.24757085773" calcext:value-type="float">
            <text:p>162.2475708577</text:p>
          </table:table-cell>
          <table:table-cell table:number-columns-repeated="2"/>
          <table:table-cell table:formula="of:=SQRT(([.$B$2]*COS([.$B$3]))*([.$B$2]*COS([.$B$3])) + ([.D52]*[.D52]-[.$B$2]*[.$B$2])) - [.$B$2]*COS([.$B$3])" office:value-type="float" office:value="3082051.3285247" calcext:value-type="float">
            <text:p>3082051.3285247</text:p>
          </table:table-cell>
          <table:table-cell table:number-columns-repeated="6"/>
          <table:table-cell table:formula="of:=[.$M$1]+[.$J$3]-[.$M$4]-[.$M$3]-[.$M$2]-[.$E52]-[.$M$9]-[.$M$8]-[.$M$7]" office:value-type="float" office:value="-1.94004612596491" calcext:value-type="float">
            <text:p>-1.940046126</text:p>
          </table:table-cell>
          <table:table-cell/>
          <table:table-cell table:formula="of:=[.O52]-10.6" office:value-type="float" office:value="-12.5400461259649" calcext:value-type="float">
            <text:p>-12.540046126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([.$B$4]+[.C53])*1000" office:value-type="float" office:value="7378000" calcext:value-type="float">
            <text:p>7378000</text:p>
          </table:table-cell>
          <table:table-cell table:formula="of:=10*LOG((4*PI()*[.H53]/[.$B$5])*(4*PI()*[.H53]/[.$B$5]);10)" office:value-type="float" office:value="162.302679637639" calcext:value-type="float">
            <text:p>162.3026796376</text:p>
          </table:table-cell>
          <table:table-cell table:number-columns-repeated="2"/>
          <table:table-cell table:formula="of:=SQRT(([.$B$2]*COS([.$B$3]))*([.$B$2]*COS([.$B$3])) + ([.D53]*[.D53]-[.$B$2]*[.$B$2])) - [.$B$2]*COS([.$B$3])" office:value-type="float" office:value="3101667.97674792" calcext:value-type="float">
            <text:p>3101667.97674792</text:p>
          </table:table-cell>
          <table:table-cell table:number-columns-repeated="6"/>
          <table:table-cell table:formula="of:=[.$M$1]+[.$J$3]-[.$M$4]-[.$M$3]-[.$M$2]-[.$E53]-[.$M$9]-[.$M$8]-[.$M$7]" office:value-type="float" office:value="-1.99515490587406" calcext:value-type="float">
            <text:p>-1.9951549059</text:p>
          </table:table-cell>
          <table:table-cell/>
          <table:table-cell table:formula="of:=[.O53]-10.6" office:value-type="float" office:value="-12.5951549058741" calcext:value-type="float">
            <text:p>-12.59515490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09:03:19.935241366</meta:creation-date>
    <dc:date>2016-05-12T14:54:38.856834066</dc:date>
    <meta:editing-duration>PT5H42M53S</meta:editing-duration>
    <meta:editing-cycles>13</meta:editing-cycles>
    <meta:generator>LibreOffice/4.2.8.2$Linux_X86_64 LibreOffice_project/420m0$Build-2</meta:generator>
    <meta:document-statistic meta:table-count="1" meta:cell-count="338" meta:object-count="0"/>
  </office:meta>
</office:document-meta>
</file>